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roxima Nova" svg:font-family="'Proxima Nova'" style:font-pitch="variable"/>
    <style:font-face style:name="Proxima Nova1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b7b7b7" loext:opacity="100%" style:text-line-through-style="none" style:text-line-through-type="none" style:text-position="0% 100%" style:font-name="Proxima Nova1" fo:font-size="48pt" fo:letter-spacing="normal" fo:language="es" fo:country="none" fo:font-style="normal" style:text-underline-style="none" fo:font-weight="normal" fo:background-color="transparent" style:font-name-asian="Proxima Nova1" style:font-size-asian="48pt" style:font-style-asian="normal" style:font-weight-asian="normal" style:font-name-complex="Proxima Nova1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24pt" fo:letter-spacing="normal" fo:language="es" fo:country="none" fo:font-style="normal" style:text-underline-style="none" fo:font-weight="normal" fo:background-color="transparent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23pt" fo:letter-spacing="normal" fo:language="es" fo:country="none" fo:font-style="normal" style:text-underline-style="none" fo:font-weight="normal" fo:background-color="transparent" style:font-name-asian="Proxima Nova1" style:font-size-asian="23pt" style:font-style-asian="normal" style:font-weight-asian="normal" style:font-name-complex="Proxima Nova1" style:font-size-complex="23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21pt" fo:letter-spacing="normal" fo:language="es" fo:country="none" fo:font-style="normal" style:text-underline-style="none" fo:font-weight="normal" fo:background-color="transparent" style:font-name-asian="Proxima Nova1" style:font-size-asian="21pt" style:font-style-asian="normal" style:font-weight-asian="normal" style:font-name-complex="Proxima Nova1" style:font-size-complex="21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25pt" fo:letter-spacing="normal" fo:language="es" fo:country="none" fo:font-style="normal" style:text-underline-style="none" fo:font-weight="normal" fo:background-color="transparent" style:font-name-asian="Proxima Nova1" style:font-size-asian="25pt" style:font-style-asian="normal" style:font-weight-asian="normal" style:font-name-complex="Proxima Nova1" style:font-size-complex="25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15pt" fo:letter-spacing="normal" fo:language="es" fo:country="none" fo:font-style="normal" style:text-underline-style="none" fo:font-weight="normal" fo:background-color="transparent" style:font-name-asian="Proxima Nova1" style:font-size-asian="15pt" style:font-style-asian="normal" style:font-weight-asian="normal" style:font-name-complex="Proxima Nova1" style:font-size-complex="15pt" style:font-style-complex="normal" style:font-weight-complex="normal"/>
    </style:style>
    <style:style style:name="T7" style:family="text">
      <style:text-properties fo:font-variant="normal" fo:text-transform="none" fo:color="#ff5252" loext:opacity="100%" style:text-line-through-style="none" style:text-line-through-type="none" style:text-position="0% 100%" style:font-name="Proxima Nova1" fo:font-size="25pt" fo:letter-spacing="normal" fo:language="es" fo:country="none" fo:font-style="normal" style:text-underline-style="solid" style:text-underline-width="auto" style:text-underline-color="font-color" fo:font-weight="normal" fo:background-color="transparent" style:font-name-asian="Proxima Nova1" style:font-size-asian="25pt" style:font-style-asian="normal" style:font-weight-asian="normal" style:font-name-complex="Proxima Nova1" style:font-size-complex="25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12pt" fo:letter-spacing="normal" fo:language="es" fo:country="none" fo:font-style="normal" style:text-underline-style="none" fo:font-weight="normal" fo:background-color="transparent" style:font-name-asian="Proxima Nova1" style:font-size-asian="12pt" style:font-style-asian="normal" style:font-weight-asian="normal" style:font-name-complex="Proxima Nova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07cm" text:min-label-width="0.963cm"/>
        <style:text-properties style:font-name="Proxima Nova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229cm" text:min-label-width="1.041cm"/>
        <style:text-properties style:font-name="Proxima Nova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65cm" text:min-label-width="1.005cm"/>
        <style:text-properties style:font-name="Proxima Nova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194cm" text:min-label-width="1.076cm"/>
        <style:text-properties style:font-name="Proxima Nova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7cm" text:min-label-width="0.9cm"/>
        <style:text-properties style:font-name="Proxima Nova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yecto de investigación&#10;“Desempeño laboral”" draw:style-name="dp1" draw:master-page-name="TITLE" presentation:presentation-page-layout-name="AL1T0">
        <draw:frame draw:name="Google Shape;59;p13" presentation:style-name="pr1" draw:text-style-name="P2" draw:layer="layout" svg:width="23.667cm" svg:height="2.832cm" svg:x="0.569cm" svg:y="1.883cm" presentation:class="title" presentation:user-transformed="true">
          <draw:text-box>
            <text:p text:style-name="P1"><text:span text:style-name="T1">Proyecto de investigación</text:span></text:p>
            <text:p text:style-name="P1"><text:span text:style-name="T1">“</text:span><text:span text:style-name="T1">Desempeño laboral”</text:span></text:p>
          </draw:text-box>
        </draw:frame>
        <draw:frame draw:name="Google Shape;60;p13" presentation:style-name="pr2" draw:text-style-name="P4" draw:layer="layout" svg:width="23.667cm" svg:height="4.477cm" svg:x="0.866cm" svg:y="9.096cm" presentation:class="subtitle" presentation:user-transformed="true">
          <draw:text-box>
            <text:p text:style-name="P3"><text:span text:style-name="T2">Integrantes:</text:span></text:p>
            <text:list text:style-name="L2">
              <text:list-item>
                <text:p text:style-name="P3"><text:span text:style-name="T2">Del Monte, Agustín.</text:span></text:p>
              </text:list-item>
              <text:list-item>
                <text:p text:style-name="P3"><text:span text:style-name="T2">Ficara, Augusto.</text:span></text:p>
              </text:list-item>
              <text:list-item>
                <text:p text:style-name="P3"><text:span text:style-name="T2">Granzotto, Facundo.</text:span></text:p>
              </text:list-item>
              <text:list-item>
                <text:p text:style-name="P3"><text:span text:style-name="T2">Santucci, Renzo.</text:span></text:p>
              </text:list-item>
              <text:list-item>
                <text:p text:style-name="P3"><text:span text:style-name="T2">Giorlando, Pedro.</text:span></text:p>
              </text:list-item>
            </text:list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ática a resolver" draw:style-name="dp1" draw:master-page-name="TITLE" presentation:presentation-page-layout-name="AL1T0">
        <draw:frame draw:name="Google Shape;65;p14" presentation:style-name="pr1" draw:text-style-name="P2" draw:layer="layout" svg:width="22.563cm" svg:height="2.194cm" svg:x="1.656cm" svg:y="0.441cm" presentation:class="title" presentation:user-transformed="true">
          <draw:text-box>
            <text:p text:style-name="P1"><text:span text:style-name="T1">Problemática a resolver</text:span></text:p>
          </draw:text-box>
        </draw:frame>
        <draw:custom-shape draw:name="Google Shape;66;p14" draw:style-name="gr2" draw:text-style-name="P9" draw:layer="layout" svg:width="24.254cm" svg:height="5.372cm" svg:x="0.573cm" svg:y="4.3cm">
          <text:list text:style-name="L3">
            <text:list-item>
              <text:p text:style-name="P6"><text:span text:style-name="T3">Identificar los factores que afectan la salud y productividad de los empleados en la empresa.</text:span></text:p>
            </text:list-item>
          </text:list>
          <text:p text:style-name="P7"><text:span text:style-name="T3"/></text:p>
          <text:list text:continue-numbering="true" text:style-name="L3">
            <text:list-item>
              <text:p text:style-name="P8"><text:span text:style-name="T3">Medir el éxito de las estrategias implementadas para mejorar la salud y productividad de los empleado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;g22d35131234_0_714:notes" draw:style-name="gr1" draw:layer="layout" svg:width="16.932cm" svg:height="9.524cm" svg:x="1.059cm" svg:y="1.905cm" draw:page-number="2" presentation:class="page"/>
          <draw:frame draw:name="Google Shape;63;g22d35131234_0_714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 de la investigación" draw:style-name="dp1" draw:master-page-name="TITLE" presentation:presentation-page-layout-name="AL1T0">
        <draw:frame draw:name="Google Shape;71;p15" presentation:style-name="pr1" draw:text-style-name="P2" draw:layer="layout" svg:width="22.563cm" svg:height="2.194cm" svg:x="1.656cm" svg:y="0.441cm" presentation:class="title" presentation:user-transformed="true">
          <draw:text-box>
            <text:p text:style-name="P1"><text:span text:style-name="T1">Objetivo de la investigación</text:span></text:p>
          </draw:text-box>
        </draw:frame>
        <draw:custom-shape draw:name="Google Shape;72;p15" draw:style-name="gr3" draw:text-style-name="P9" draw:layer="layout" svg:width="24.254cm" svg:height="8.508cm" svg:x="0.573cm" svg:y="4.498cm">
          <text:list text:style-name="L4">
            <text:list-item>
              <text:p text:style-name="P6"><text:span text:style-name="T4">Evaluar cómo los datos recopilados por el reloj biométrico pueden relacionarse con el nivel de estrés y la calidad del sueño de los empleados.</text:span></text:p>
            </text:list-item>
            <text:list-item>
              <text:p text:style-name="P6"><text:span text:style-name="T4">Investigar cómo la actividad física medida por el reloj biométrico puede influir en la productividad de los empleados en el trabajo.</text:span></text:p>
            </text:list-item>
            <text:list-item>
              <text:p text:style-name="P6"><text:span text:style-name="T4">Analizar cómo los patrones de sueño medidos por el reloj biométrico pueden estar relacionados con la fatiga y el desempeño laboral de los empleado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22d35131234_0_742:notes" draw:style-name="gr1" draw:layer="layout" svg:width="16.932cm" svg:height="9.524cm" svg:x="1.059cm" svg:y="1.905cm" draw:page-number="3" presentation:class="page"/>
          <draw:frame draw:name="Google Shape;69;g22d35131234_0_74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estra de la población" draw:style-name="dp1" draw:master-page-name="TITLE" presentation:presentation-page-layout-name="AL1T0">
        <draw:frame draw:name="Google Shape;77;p16" presentation:style-name="pr1" draw:text-style-name="P2" draw:layer="layout" svg:width="22.563cm" svg:height="2.194cm" svg:x="1.656cm" svg:y="0.441cm" presentation:class="title" presentation:user-transformed="true">
          <draw:text-box>
            <text:p text:style-name="P1"><text:span text:style-name="T1">Muestra de la población</text:span></text:p>
          </draw:text-box>
        </draw:frame>
        <draw:custom-shape draw:name="Google Shape;78;p16" draw:style-name="gr4" draw:text-style-name="P10" draw:layer="layout" svg:width="24.254cm" svg:height="7.913cm" svg:x="0.573cm" svg:y="4.796cm">
          <text:p text:style-name="P8"><text:span text:style-name="T5">El estudio, inicialmente, va a ser sobre 100 empleados elegidos al azar. De los cuales vamos a analizar en un periodo de un año:</text:span></text:p>
          <text:p text:style-name="P8"><text:span text:style-name="T5"/></text:p>
          <text:list text:style-name="L6">
            <text:list-item>
              <text:p text:style-name="P8"><text:span text:style-name="T5">Niveles de estrés y cansancio</text:span></text:p>
            </text:list-item>
            <text:list-item>
              <text:p text:style-name="P8"><text:span text:style-name="T5">Pasos realizados</text:span></text:p>
            </text:list-item>
            <text:list-item>
              <text:p text:style-name="P8"><text:span text:style-name="T5">Duración del sueñ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22d35131234_0_747:notes" draw:style-name="gr1" draw:layer="layout" svg:width="16.932cm" svg:height="9.524cm" svg:x="1.059cm" svg:y="1.905cm" draw:page-number="4" presentation:class="page"/>
          <draw:frame draw:name="Google Shape;75;g22d35131234_0_74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nología" draw:style-name="dp1" draw:master-page-name="TITLE" presentation:presentation-page-layout-name="AL1T0">
        <draw:frame draw:name="Google Shape;83;p17" presentation:style-name="pr1" draw:text-style-name="P2" draw:layer="layout" svg:width="22.563cm" svg:height="2.194cm" svg:x="1.656cm" svg:y="0.441cm" presentation:class="title" presentation:user-transformed="true">
          <draw:text-box>
            <text:p text:style-name="P1"><text:span text:style-name="T1">Tecnología</text:span></text:p>
          </draw:text-box>
        </draw:frame>
        <draw:custom-shape draw:name="Google Shape;84;p17" draw:style-name="gr5" draw:text-style-name="P9" draw:layer="layout" svg:width="24.254cm" svg:height="11.919cm" svg:x="0.573cm" svg:y="3.706cm">
          <text:list text:style-name="L7">
            <text:list-item>
              <text:p text:style-name="P6"><text:span text:style-name="T6">Python: Es un lenguaje de programación popular y versátil para realizar análisis de datos y minería de datos.</text:span></text:p>
            </text:list-item>
          </text:list>
          <text:p text:style-name="P7"><text:span text:style-name="T6"/></text:p>
          <text:list text:continue-numbering="true" text:style-name="L7">
            <text:list-item>
              <text:p text:style-name="P8"><text:span text:style-name="T6">Relojes inteligentes, como el Apple Watch o el Samsung Galaxy Watch, pueden medir los pasos realizados y la duración del sueño, así como también tienen funciones para monitorear el ritmo cardíaco y la actividad física.</text:span></text:p>
            </text:list-item>
          </text:list>
          <text:p text:style-name="P7"><text:span text:style-name="T6"/></text:p>
          <text:list text:continue-numbering="true" text:style-name="L7">
            <text:list-item>
              <text:p text:style-name="P8"><text:span text:style-name="T6">Bibliotecas de Python: Pandas es una librería de Python de código abierto que proporciona estructuras de datos flexibles y herramientas de análisis de datos de alta velocidad.</text:span></text:p>
            </text:list-item>
          </text:list>
          <text:p text:style-name="P7"><text:span text:style-name="T6"/></text:p>
          <text:list text:continue-numbering="true" text:style-name="L7">
            <text:list-item>
              <text:p text:style-name="P8"><text:span text:style-name="T6">Jupyter Notebook: es una herramienta popular para la ciencia de datos, que te permite crear y compartir documentos interactivos que contienen código, texto y gráficos.</text:span></text:p>
            </text:list-item>
          </text:list>
          <text:p text:style-name="P7"><text:span text:style-name="T6"/></text:p>
          <text:list text:continue-numbering="true" text:style-name="L7">
            <text:list-item>
              <text:p text:style-name="P8"><text:span text:style-name="T6">Herramientas de visualización de datos: para visualizar los datos recopilados, puedes utilizar herramientas de visualización como Matplotlib, Seaborn, Plotly, entre otra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22d35131234_0_752:notes" draw:style-name="gr1" draw:layer="layout" svg:width="16.932cm" svg:height="9.524cm" svg:x="1.059cm" svg:y="1.905cm" draw:page-number="5" presentation:class="page"/>
          <draw:frame draw:name="Google Shape;81;g22d35131234_0_75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ón" draw:style-name="dp1" draw:master-page-name="TITLE" presentation:presentation-page-layout-name="AL1T0">
        <draw:frame draw:name="Google Shape;89;p18" presentation:style-name="pr1" draw:text-style-name="P2" draw:layer="layout" svg:width="22.563cm" svg:height="2.194cm" svg:x="1.656cm" svg:y="0.441cm" presentation:class="title" presentation:user-transformed="true">
          <draw:text-box>
            <text:p text:style-name="P1"><text:span text:style-name="T1">Conclusión</text:span></text:p>
          </draw:text-box>
        </draw:frame>
        <draw:custom-shape draw:name="Google Shape;90;p18" draw:style-name="gr6" draw:text-style-name="P10" draw:layer="layout" svg:width="23.719cm" svg:height="8.971cm" svg:x="0.84cm" svg:y="3.825cm">
          <text:p text:style-name="P8"><text:span text:style-name="T5">Mediante el análisis de una pequeña muestra de empleados, haremos una minería de datos sobre los parámetros que recibimos del estudio de cada uno. </text:span></text:p>
          <text:p text:style-name="P8"><text:span text:style-name="T5">Con estos datos, podremos brindarle a la empresa el estado de cada uno de los empleados, e informarles de algún caso que brinde parámetros fuera de lo normal para que se le realice un seguimiento a ese empleado en específic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22d35131234_0_735:notes" draw:style-name="gr1" draw:layer="layout" svg:width="16.932cm" svg:height="9.524cm" svg:x="1.059cm" svg:y="1.905cm" draw:page-number="6" presentation:class="page"/>
          <draw:frame draw:name="Google Shape;87;g22d35131234_0_73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ía" draw:style-name="dp1" draw:master-page-name="TITLE" presentation:presentation-page-layout-name="AL1T0">
        <draw:frame draw:name="Google Shape;95;p19" presentation:style-name="pr1" draw:text-style-name="P2" draw:layer="layout" svg:width="22.563cm" svg:height="2.194cm" svg:x="1.656cm" svg:y="0.441cm" presentation:class="title" presentation:user-transformed="true">
          <draw:text-box>
            <text:p text:style-name="P1"><text:span text:style-name="T1">Bibliografía</text:span></text:p>
          </draw:text-box>
        </draw:frame>
        <draw:custom-shape draw:name="Google Shape;96;p19" draw:style-name="gr7" draw:text-style-name="P10" draw:layer="layout" svg:width="23.719cm" svg:height="3.637cm" svg:x="0.84cm" svg:y="3.825cm">
          <text:p text:style-name="P8"><text:span text:style-name="T7"><text:a xlink:href="https://www.who.int/es/news-room/fact-sheets/detail/protecting-workers%27-health" xlink:type="simple">https://www.who.int/es/news-room/fact-sheets/detail/protecting-workers%27-health</text:a></text:span></text:p>
          <text:p text:style-name="P8"><text:span text:style-name="T5"><text:s/></text:span></text:p>
          <text:p text:style-name="P8"><text:span text:style-name="T8">El artículo de la OMS proporciona datos y cifras útiles sobre la salud de los trabajadores en todo el mundo, así como información sobre los riesgos ocupacionales y las enfermedades relacionadas con el trabaj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22d35131234_0_757:notes" draw:style-name="gr1" draw:layer="layout" svg:width="16.932cm" svg:height="9.524cm" svg:x="1.059cm" svg:y="1.905cm" draw:page-number="7" presentation:class="page"/>
          <draw:frame draw:name="Google Shape;93;g22d35131234_0_757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roxima Nova" svg:font-family="'Proxima Nova'" style:font-pitch="variable"/>
    <style:font-face style:name="Proxima Nova1" svg:font-family="'Proxima Nova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10pt" fo:letter-spacing="normal" fo:language="es" fo:country="none" fo:font-style="normal" style:text-underline-style="none" fo:font-weight="normal" fo:background-color="transparent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1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4-20T01:32:29.981144093</dc:date>
    <meta:editing-duration>PT39S</meta:editing-duration>
    <meta:editing-cycles>1</meta:editing-cycles>
    <meta:document-statistic meta:object-count="48"/>
  </office:meta>
</office:document-meta>
</file>